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584" officeooo:paragraph-rsid="00156584"/>
    </style:style>
    <style:style style:name="P2" style:family="paragraph" style:parent-style-name="Standard" style:list-style-name="L1">
      <style:text-properties officeooo:paragraph-rsid="00156584"/>
    </style:style>
    <style:style style:name="P3" style:family="paragraph" style:parent-style-name="Standard" style:list-style-name="L1">
      <style:text-properties officeooo:rsid="00156584" officeooo:paragraph-rsid="00156584"/>
    </style:style>
    <style:style style:name="P4" style:family="paragraph" style:parent-style-name="Standard" style:list-style-name="L1">
      <style:text-properties officeooo:rsid="001595b8" officeooo:paragraph-rsid="001595b8"/>
    </style:style>
    <style:style style:name="T1" style:family="text">
      <style:text-properties officeooo:rsid="00156584"/>
    </style:style>
    <style:style style:name="T2" style:family="text">
      <style:text-properties officeooo:rsid="001595b8"/>
    </style:style>
    <style:style style:name="T3" style:family="text">
      <style:text-properties officeooo:rsid="0016dde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rreta-Alerts</text:p>
      <text:p text:style-name="P1"/>
      <text:p text:style-name="P1">Tables:</text:p>
      <text:p text:style-name="P1"/>
      <text:list xml:id="list708143235" text:style-name="L1">
        <text:list-item>
          <text:p text:style-name="P3">alerts</text:p>
          <text:list>
            <text:list-item>
              <text:p text:style-name="P3">id – uuid</text:p>
            </text:list-item>
            <text:list-item>
              <text:p text:style-name="P3">client_id</text:p>
              <text:list>
                <text:list-item>
                  <text:p text:style-name="P3">Owner of the alert</text:p>
                </text:list-item>
              </text:list>
            </text:list-item>
            <text:list-item>
              <text:p text:style-name="P4">alert_status</text:p>
              <text:list>
                <text:list-item>
                  <text:p text:style-name="P4">e.g., new, dismissed, etc</text:p>
                </text:list-item>
              </text:list>
            </text:list-item>
            <text:list-item>
              <text:p text:style-name="P3">alert_type</text:p>
              <text:list>
                <text:list-item>
                  <text:p text:style-name="P3">E.g., Error, warning, <text:span text:style-name="T2">security, </text:span>etc</text:p>
                </text:list-item>
                <text:list-item>
                  <text:p text:style-name="P4"/>
                </text:list-item>
              </text:list>
            </text:list-item>
            <text:list-item>
              <text:p text:style-name="P4">alert_description</text:p>
            </text:list-item>
            <text:list-item>
              <text:p text:style-name="P3">alert_<text:span text:style-name="T3">subject</text:span>_type</text:p>
              <text:list>
                <text:list-item>
                  <text:p text:style-name="P4">The type of entity the alert is about</text:p>
                </text:list-item>
                <text:list-item>
                  <text:p text:style-name="P4">E.g., user encountered an error</text:p>
                </text:list-item>
              </text:list>
            </text:list-item>
            <text:list-item>
              <text:p text:style-name="P3">alert_<text:span text:style-name="T3">subject</text:span>_<text:span text:style-name="T3">reference_number</text:span></text:p>
              <text:list>
                <text:list-item>
                  <text:p text:style-name="P4">The id of the entity the alert is about</text:p>
                </text:list-item>
                <text:list-item>
                  <text:p text:style-name="P4">E.g., For entity type = ‘user’, id could be ‘user123’</text:p>
                </text:list-item>
              </text:list>
            </text:list-item>
            <text:list-item>
              <text:p text:style-name="P3">alert_<text:span text:style-name="T3">subject</text:span>_code</text:p>
            </text:list-item>
            <text:list-item>
              <text:p text:style-name="P3">alert_<text:span text:style-name="T3">subject</text:span>_<text:span text:style-name="T2">description</text:span></text:p>
              <text:list>
                <text:list-item>
                  <text:p text:style-name="P4">E.g., app user, normal user</text:p>
                </text:list-item>
              </text:list>
            </text:list-item>
            <text:list-item>
              <text:p text:style-name="P3">alert_source</text:p>
              <text:list>
                <text:list-item>
                  <text:p text:style-name="P4">which module, or component fro which the alert originated</text:p>
                </text:list-item>
              </text:list>
            </text:list-item>
            <text:list-item>
              <text:p text:style-name="P3">alert_des<text:span text:style-name="T2">t</text:span>_<text:span text:style-name="T2">entity_type</text:span></text:p>
            </text:list-item>
            <text:list-item>
              <text:p text:style-name="P4">alert_dest_entity_id</text:p>
            </text:list-item>
            <text:list-item>
              <text:p text:style-name="P4">alert_destination_queue</text:p>
            </text:list-item>
            <text:list-item>
              <text:p text:style-name="P3"><text:span text:style-name="T2">alert_</text:span>priority</text:p>
            </text:list-item>
            <text:list-item>
              <text:p text:style-name="P3">created_at</text:p>
            </text:list-item>
            <text:list-item>
              <text:p text:style-name="P3">updated_at</text:p>
            </text:list-item>
          </text:list>
        </text:list-item>
      </text:list>
      <text:p text:style-name="P1"/>
      <text:p text:style-name="P1"/>
      <text:list xml:id="list190326761400913" text:continue-numbering="true" text:style-name="L1">
        <text:list-item>
          <text:p text:style-name="P2"><text:span text:style-name="T1">2. </text:span><text:span text:style-name="T2">r</text:span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5:20:49.065759138</meta:creation-date>
    <dc:date>2023-04-30T19:03:25.239541078</dc:date>
    <meta:editing-duration>PT44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110" meta:character-count="677" meta:non-whitespace-character-count="624"/>
  </office:meta>
</office:document-meta>
</file>